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1cm" fo:min-width="4.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9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co1" style:family="table-column">
      <style:table-column-properties style:column-width="2.698cm" style:use-optimal-column-width="false"/>
    </style:style>
    <style:style style:name="co2" style:family="table-column">
      <style:table-column-properties style:column-width="2.711cm" style:use-optimal-column-width="false"/>
    </style:style>
    <style:style style:name="ro1" style:family="table-row">
      <style:table-row-properties style:row-height="-3.336cm"/>
    </style:style>
    <style:style style:name="ro2" style:family="table-row">
      <style:table-row-properties style:row-height="1.707cm"/>
    </style:style>
    <style:style style:name="ro3" style:family="table-row">
      <style:table-row-properties style:row-height="1.7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6cm" svg:height="0.951cm" svg:x="3.7cm" svg:y="4.249cm">
          <text:p text:style-name="P1"><text:span text:style-name="T1">Abfrage PI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cm" svg:y1="4.7cm" svg:x2="11.4cm" svg:y2="4.7cm">
          <text:p/>
        </draw:line>
        <draw:frame draw:style-name="gr3" draw:text-style-name="P4" draw:layer="layout" svg:width="1.488cm" svg:height="0.806cm" svg:x="11.5cm" svg:y="4.3cm">
          <draw:text-box>
            <text:p><text:span text:style-name="T1">R1N</text:span></text:p>
          </draw:text-box>
        </draw:frame>
        <draw:custom-shape draw:style-name="gr1" draw:text-style-name="P2" draw:layer="layout" svg:width="4.6cm" svg:height="0.951cm" svg:x="3.7cm" svg:y="6.3cm">
          <text:p text:style-name="P1"><text:span text:style-name="T1">Klingel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cm" svg:y1="6.751cm" svg:x2="11.4cm" svg:y2="6.751cm">
          <text:p/>
        </draw:line>
        <draw:frame draw:style-name="gr4" draw:text-style-name="P4" draw:layer="layout" svg:width="8.6cm" svg:height="0.806cm" svg:x="11.5cm" svg:y="6.351cm">
          <draw:text-box>
            <text:p><text:span text:style-name="T1">Z1B (Haustür) / Z2B (Pforte)</text:span></text:p>
          </draw:text-box>
        </draw:frame>
        <draw:custom-shape draw:style-name="gr1" draw:text-style-name="P2" draw:layer="layout" svg:width="4.6cm" svg:height="0.951cm" svg:x="3.7cm" svg:y="8.5cm">
          <text:p text:style-name="P1"><text:span text:style-name="T1">Karte vorhande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cm" svg:y1="8.951cm" svg:x2="11.4cm" svg:y2="8.951cm">
          <text:p/>
        </draw:line>
        <draw:custom-shape draw:style-name="gr1" draw:text-style-name="P2" draw:layer="layout" svg:width="4.6cm" svg:height="0.951cm" svg:x="11.4cm" svg:y="8.5cm">
          <text:p text:style-name="P1"><text:span text:style-name="T1">Karte einles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951cm" svg:x="11.4cm" svg:y="11.7cm">
          <text:p text:style-name="P1"><text:span text:style-name="T1">Antwort → R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951cm" svg:x="11.4cm" svg:y="10.149cm">
          <text:p text:style-name="P1"><text:span text:style-name="T1">R1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951cm" svg:x="11.4cm" svg:y="13.249cm">
          <text:p text:style-name="P1"><text:span text:style-name="T1">Z1K,cardnu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951cm" svg:x="11.4cm" svg:y="14.7cm">
          <text:p text:style-name="P1"><text:span text:style-name="T1">Antwort → Ke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951cm" svg:x="11.4cm" svg:y="16.249cm">
          <text:p text:style-name="P1"><text:span text:style-name="T1">ZZI, ??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951cm" svg:x="11.4cm" svg:y="17.849cm">
          <text:p text:style-name="P1"><text:span text:style-name="T1">Antwort → ok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951cm" svg:x="11.4cm" svg:y="19.349cm">
          <text:p text:style-name="P1"><text:span text:style-name="T1">Timer zur Block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0.951cm" svg:x="3.7cm" svg:y="11.049cm">
          <text:p text:style-name="P1"><text:span text:style-name="T1">Taste gedrückt?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3cm" svg:y1="11.5cm" svg:x2="9.3cm" svg:y2="11.5cm">
          <text:p/>
        </draw:line>
        <draw:frame draw:style-name="gr5" draw:text-style-name="P4" draw:layer="layout" svg:width="1.6cm" svg:height="0.806cm" svg:x="9.2cm" svg:y="11.1cm">
          <draw:text-box>
            <text:p><text:span text:style-name="T1">R1N</text:span></text:p>
          </draw:text-box>
        </draw:frame>
      </draw:page>
      <draw:page draw:name="page2" draw:style-name="dp1" draw:master-page-name="Standard">
        <draw:frame draw:style-name="standard" draw:layer="layout" svg:width="18.898cm" svg:height="19.751cm" svg:x="1.3cm" svg:y="-0.3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5T20:58:44.993824349</meta:creation-date>
    <dc:date>2020-04-06T11:45:48.655023521</dc:date>
    <meta:editing-duration>PT2H29M16S</meta:editing-duration>
    <meta:editing-cycles>2</meta:editing-cycles>
    <meta:generator>LibreOffice/6.0.7.3$Linux_X86_64 LibreOffice_project/00m0$Build-3</meta:generator>
    <meta:document-statistic meta:object-count="20"/>
  </office:meta>
</office:document-meta>
</file>